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Helvetica Neue" svg:font-family="'Helvetica Neue', Helvetica, Arial"/>
    <style:font-face style:name="Open Sans" svg:font-family="'Open Sans', Arial, sans-serif"/>
    <style:font-face style:name="Source Code Pro" svg:font-family="'Source Code Pro', monospace"/>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70348c" officeooo:paragraph-rsid="0003a46b"/>
    </style:style>
    <style:style style:name="P2" style:family="paragraph" style:parent-style-name="Text_20_body">
      <style:paragraph-properties fo:text-align="center" style:justify-single-word="false"/>
      <style:text-properties officeooo:rsid="0070348c" officeooo:paragraph-rsid="0003a46b"/>
    </style:style>
    <style:style style:name="P3" style:family="paragraph" style:parent-style-name="Text_20_body">
      <style:text-properties officeooo:rsid="0070348c" officeooo:paragraph-rsid="0007251f"/>
    </style:style>
    <style:style style:name="P4" style:family="paragraph" style:parent-style-name="Text_20_body">
      <style:text-properties officeooo:rsid="00717238" officeooo:paragraph-rsid="0007251f"/>
    </style:style>
    <style:style style:name="P5" style:family="paragraph" style:parent-style-name="Text_20_body">
      <style:text-properties officeooo:paragraph-rsid="0003a46b"/>
    </style:style>
    <style:style style:name="P6" style:family="paragraph" style:parent-style-name="Text_20_body">
      <style:text-properties officeooo:paragraph-rsid="0005cbda"/>
    </style:style>
    <style:style style:name="P7" style:family="paragraph" style:parent-style-name="Text_20_body">
      <style:text-properties officeooo:paragraph-rsid="0007251f"/>
    </style:style>
    <style:style style:name="P8" style:family="paragraph" style:parent-style-name="Text_20_body">
      <style:paragraph-properties fo:margin-left="0in" fo:margin-right="0in" fo:margin-top="0in" fo:margin-bottom="0in" loext:contextual-spacing="false" style:line-height-at-least="0.2398in" fo:widows="1" fo:text-indent="0in" style:auto-text-indent="false" fo:padding="0in" fo:border="none"/>
      <style:text-properties officeooo:paragraph-rsid="0003a46b"/>
    </style:style>
    <style:style style:name="P9" style:family="paragraph" style:parent-style-name="Text_20_body">
      <style:paragraph-properties fo:margin-left="0in" fo:margin-right="0in" fo:margin-top="0in" fo:margin-bottom="0in" loext:contextual-spacing="false" style:line-height-at-least="0.2398in" fo:widows="1" fo:text-indent="0in" style:auto-text-indent="false" fo:padding="0in" fo:border="none"/>
      <style:text-properties officeooo:paragraph-rsid="0007251f"/>
    </style:style>
    <style:style style:name="P10" style:family="paragraph" style:parent-style-name="Text_20_body">
      <style:paragraph-properties fo:margin-left="0in" fo:margin-right="0in" fo:margin-top="0in" fo:margin-bottom="0in" loext:contextual-spacing="false" style:line-height-at-least="0.2398in" fo:widows="1" fo:text-indent="0in" style:auto-text-indent="false" fo:padding="0in" fo:border="none"/>
      <style:text-properties fo:font-variant="normal" fo:text-transform="none" fo:color="#4d4d4d" style:font-name="Helvetica Neue" fo:font-size="11.25pt" fo:letter-spacing="normal" fo:font-style="normal" fo:font-weight="normal"/>
    </style:style>
    <style:style style:name="P11" style:family="paragraph" style:parent-style-name="Text_20_body">
      <style:paragraph-properties fo:margin-left="0in" fo:margin-right="0in" fo:margin-top="0in" fo:margin-bottom="0in" loext:contextual-spacing="false" style:line-height-at-least="0.2398in" fo:widows="1" fo:text-indent="0in" style:auto-text-indent="false" fo:padding="0in" fo:border="none"/>
      <style:text-properties fo:font-variant="normal" fo:text-transform="none" fo:color="#4d4d4d" style:font-name="Helvetica Neue" fo:font-size="11.25pt" fo:letter-spacing="normal" fo:font-style="normal" fo:font-weight="normal" officeooo:paragraph-rsid="0003a46b"/>
    </style:style>
    <style:style style:name="P12" style:family="paragraph" style:parent-style-name="Text_20_body">
      <style:paragraph-properties fo:margin-left="0in" fo:margin-right="0in" fo:margin-top="0in" fo:margin-bottom="0in" loext:contextual-spacing="false" style:line-height-at-least="0.2398in" fo:widows="1" fo:text-indent="0in" style:auto-text-indent="false" fo:padding="0in" fo:border="none"/>
      <style:text-properties fo:font-variant="normal" fo:text-transform="none" fo:color="#4d4d4d" style:font-name="Helvetica Neue" fo:font-size="11.25pt" fo:letter-spacing="normal" fo:font-style="normal" fo:font-weight="normal" officeooo:paragraph-rsid="0007251f"/>
    </style:style>
    <style:style style:name="P13" style:family="paragraph" style:parent-style-name="Text_20_body">
      <style:paragraph-properties fo:margin-left="0in" fo:margin-right="0in" fo:margin-top="0in" fo:margin-bottom="0in" loext:contextual-spacing="false" style:line-height-at-least="0.2398in" fo:widows="1" fo:text-indent="0in" style:auto-text-indent="false" fo:padding="0in" fo:border="none"/>
      <style:text-properties fo:font-variant="normal" fo:text-transform="none" fo:color="#4d4d4d" style:font-name="Helvetica Neue" fo:font-size="11.25pt" fo:letter-spacing="normal" fo:font-style="normal" fo:font-weight="normal" officeooo:rsid="00712306" officeooo:paragraph-rsid="0007251f"/>
    </style:style>
    <style:style style:name="P14" style:family="paragraph" style:parent-style-name="Text_20_body">
      <style:paragraph-properties fo:margin-left="0in" fo:margin-right="0in" fo:margin-top="0in" fo:margin-bottom="0in" loext:contextual-spacing="false" style:line-height-at-least="0.1772in" fo:widows="1" fo:text-indent="0in" style:auto-text-indent="false" fo:padding="0in" fo:border="none"/>
      <style:text-properties officeooo:paragraph-rsid="0007251f"/>
    </style:style>
    <style:style style:name="P15" style:family="paragraph" style:parent-style-name="Text_20_body">
      <style:paragraph-properties fo:margin-left="0in" fo:margin-right="0in" fo:margin-top="0in" fo:margin-bottom="0in" loext:contextual-spacing="false" style:line-height-at-least="0.1772in" fo:text-align="start" style:justify-single-word="false" fo:widows="1" fo:text-indent="0in" style:auto-text-indent="false" fo:padding="0in" fo:border="none"/>
      <style:text-properties officeooo:paragraph-rsid="0007251f"/>
    </style:style>
    <style:style style:name="P16" style:family="paragraph" style:parent-style-name="Standard">
      <style:paragraph-properties fo:margin-left="0in" fo:margin-right="0in" fo:margin-top="0in" fo:margin-bottom="0in" loext:contextual-spacing="false" style:line-height-at-least="0.2398in" fo:widows="1" fo:text-indent="0in" style:auto-text-indent="false" fo:padding="0in" fo:border="none"/>
      <style:text-properties fo:font-variant="normal" fo:text-transform="none" fo:color="#4d4d4d" style:font-name="Helvetica Neue" fo:font-size="11.25pt" fo:letter-spacing="normal" fo:font-style="normal" fo:font-weight="normal" officeooo:rsid="00712306" officeooo:paragraph-rsid="0007251f"/>
    </style:style>
    <style:style style:name="P17" style:family="paragraph" style:parent-style-name="Preformatted_20_Text">
      <style:paragraph-properties fo:margin-left="0in" fo:margin-right="0in" fo:margin-top="0in" fo:margin-bottom="0in" loext:contextual-spacing="false" style:line-height-at-least="0.1772in" fo:widows="1" fo:text-indent="0in" style:auto-text-indent="false" fo:padding="0in" fo:border="none"/>
      <style:text-properties officeooo:paragraph-rsid="0007251f"/>
    </style:style>
    <style:style style:name="P18" style:family="paragraph" style:parent-style-name="Text_20_body">
      <style:paragraph-properties fo:margin-left="0in" fo:margin-right="0in" fo:margin-top="0in" fo:margin-bottom="0in" loext:contextual-spacing="false" style:line-height-at-least="0.2189in" fo:widows="1" fo:text-indent="0in" style:auto-text-indent="false"/>
      <style:text-properties officeooo:paragraph-rsid="0007251f"/>
    </style:style>
    <style:style style:name="P19" style:family="paragraph" style:parent-style-name="Text_20_body">
      <style:paragraph-properties fo:margin-left="0in" fo:margin-right="0in" fo:margin-top="0in" fo:margin-bottom="0in" loext:contextual-spacing="false" style:line-height-at-least="0.2189in" fo:widows="1" fo:text-indent="0in" style:auto-text-indent="false"/>
      <style:text-properties fo:font-style="normal" fo:font-weight="normal" officeooo:rsid="0003a46b" officeooo:paragraph-rsid="0003a46b" style:font-style-asian="normal" style:font-weight-asian="normal" style:font-style-complex="normal" style:font-weight-complex="normal"/>
    </style:style>
    <style:style style:name="P20" style:family="paragraph" style:parent-style-name="Text_20_body">
      <style:paragraph-properties fo:margin-left="0in" fo:margin-right="0in" fo:margin-top="0in" fo:margin-bottom="0in" loext:contextual-spacing="false" style:line-height-at-least="0.2398in" fo:widows="1" fo:text-indent="0in" style:auto-text-indent="false" fo:padding="0.0291in" fo:border-left="none" fo:border-right="none" fo:border-top="none" fo:border-bottom="0.06pt solid #000000" style:join-border="false"/>
      <style:text-properties fo:font-style="italic" fo:font-weight="normal" officeooo:rsid="0019fba2" officeooo:paragraph-rsid="0003a111" style:font-style-asian="italic" style:font-weight-asian="normal" style:font-style-complex="italic" style:font-weight-complex="normal"/>
    </style:style>
    <style:style style:name="P21" style:family="paragraph" style:parent-style-name="Standard">
      <style:text-properties fo:font-style="italic" fo:font-weight="normal" officeooo:rsid="0019fba2" officeooo:paragraph-rsid="0007251f" style:font-style-asian="italic" style:font-weight-asian="normal" style:font-style-complex="italic" style:font-weight-complex="normal"/>
    </style:style>
    <style:style style:name="P22" style:family="paragraph" style:parent-style-name="Standard">
      <style:text-properties fo:font-style="normal" fo:font-weight="bold" officeooo:rsid="006ebd99" officeooo:paragraph-rsid="0003a111" style:font-style-asian="normal" style:font-weight-asian="bold" style:font-style-complex="normal" style:font-weight-complex="bold"/>
    </style:style>
    <style:style style:name="P23" style:family="paragraph" style:parent-style-name="Standard">
      <style:text-properties fo:font-style="normal" fo:font-weight="bold" officeooo:rsid="006ebd99" officeooo:paragraph-rsid="0007251f" style:font-style-asian="normal" style:font-weight-asian="bold" style:font-style-complex="normal" style:font-weight-complex="bold"/>
    </style:style>
    <style:style style:name="P24" style:family="paragraph" style:parent-style-name="Standard">
      <style:paragraph-properties fo:text-align="center" style:justify-single-word="false"/>
      <style:text-properties fo:font-style="normal" fo:font-weight="bold" officeooo:rsid="0003a46b" officeooo:paragraph-rsid="0003a46b" style:font-style-asian="normal" style:font-weight-asian="bold" style:font-style-complex="normal" style:font-weight-complex="bold"/>
    </style:style>
    <style:style style:name="P25" style:family="paragraph" style:parent-style-name="Standard">
      <style:text-properties fo:font-style="normal" fo:font-weight="normal" officeooo:rsid="0003a46b" officeooo:paragraph-rsid="0003a46b"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font-style="normal" fo:font-weight="normal" officeooo:rsid="0003a46b" officeooo:paragraph-rsid="0003a46b" style:font-style-asian="normal" style:font-weight-asian="normal" style:font-style-complex="normal" style:font-weight-complex="normal"/>
    </style:style>
    <style:style style:name="P27" style:family="paragraph" style:parent-style-name="Standard">
      <style:text-properties fo:font-style="normal" fo:font-weight="normal" officeooo:rsid="0005c918" officeooo:paragraph-rsid="0005c918" style:font-style-asian="normal" style:font-weight-asian="normal" style:font-style-complex="normal" style:font-weight-complex="normal"/>
    </style:style>
    <style:style style:name="P28" style:family="paragraph" style:parent-style-name="Preformatted_20_Text">
      <style:paragraph-properties fo:margin-top="0in" fo:margin-bottom="0in" loext:contextual-spacing="false" style:line-height-at-least="0.1772in" fo:widows="1" fo:padding="0in" fo:border="none"/>
      <style:text-properties officeooo:paragraph-rsid="0007251f"/>
    </style:style>
    <style:style style:name="P29" style:family="paragraph" style:parent-style-name="Standard">
      <style:text-properties fo:font-variant="normal" fo:text-transform="none" fo:color="#394856" fo:letter-spacing="normal" officeooo:rsid="0003cb96" officeooo:paragraph-rsid="00090d11"/>
    </style:style>
    <style:style style:name="P30" style:family="paragraph" style:parent-style-name="Text_20_body">
      <style:paragraph-properties fo:text-align="center" style:justify-single-word="false"/>
      <style:text-properties officeooo:paragraph-rsid="00090d11"/>
    </style:style>
    <style:style style:name="P31" style:family="paragraph" style:parent-style-name="Text_20_body">
      <style:text-properties officeooo:rsid="0070348c" officeooo:paragraph-rsid="0003a46b"/>
    </style:style>
    <style:style style:name="P32" style:family="paragraph" style:parent-style-name="Text_20_body">
      <style:text-properties officeooo:paragraph-rsid="00090d11"/>
    </style:style>
    <style:style style:name="P33" style:family="paragraph" style:parent-style-name="Text_20_body" style:list-style-name="L1">
      <style:paragraph-properties fo:margin-left="0in" fo:margin-right="0.2083in" fo:margin-top="0in" fo:margin-bottom="0in" loext:contextual-spacing="false" style:line-height-at-least="0.2398in" fo:widows="1" fo:text-indent="0in" style:auto-text-indent="false" fo:padding="0in" fo:border="none"/>
    </style:style>
    <style:style style:name="P34" style:family="paragraph" style:parent-style-name="Text_20_body">
      <style:paragraph-properties fo:margin-left="0in" fo:margin-right="0in" fo:margin-top="0in" fo:margin-bottom="0in" loext:contextual-spacing="false" style:line-height-at-least="0.2189in" fo:widows="1" fo:text-indent="0in" style:auto-text-indent="false"/>
      <style:text-properties fo:font-variant="normal" fo:text-transform="none" fo:color="#4d4d4d" style:font-name="Helvetica Neue" fo:font-size="11.25pt" fo:letter-spacing="normal" fo:font-style="normal" fo:font-weight="normal" officeooo:rsid="0003e1a9" officeooo:paragraph-rsid="0003e1a9"/>
    </style:style>
    <style:style style:name="P35" style:family="paragraph" style:parent-style-name="Text_20_body">
      <style:paragraph-properties fo:margin-left="0in" fo:margin-right="0in" fo:margin-top="0in" fo:margin-bottom="0in" loext:contextual-spacing="false" style:line-height-at-least="0.2189in" fo:widows="1" fo:text-indent="0in" style:auto-text-indent="false"/>
      <style:text-properties fo:font-variant="normal" fo:text-transform="none" fo:color="#4d4e53" style:font-name="Open Sans" fo:font-size="10.5pt" fo:letter-spacing="normal" fo:font-style="normal" fo:font-weight="normal" officeooo:rsid="0070348c" officeooo:paragraph-rsid="0007251f"/>
    </style:style>
    <style:style style:name="P36" style:family="paragraph" style:parent-style-name="Text_20_body">
      <style:paragraph-properties fo:margin-left="0in" fo:margin-right="0in" fo:margin-top="0in" fo:margin-bottom="0in" loext:contextual-spacing="false" style:line-height-at-least="0.2189in" fo:widows="1" fo:text-indent="0in" style:auto-text-indent="false"/>
      <style:text-properties fo:font-style="normal" fo:font-weight="normal" officeooo:rsid="0003a46b" officeooo:paragraph-rsid="00090d11" style:font-style-asian="normal" style:font-weight-asian="normal" style:font-style-complex="normal" style:font-weight-complex="normal"/>
    </style:style>
    <style:style style:name="P37" style:family="paragraph" style:parent-style-name="Heading_20_2">
      <style:text-properties fo:font-variant="normal" fo:text-transform="none" fo:color="#4d4d4d" style:font-name="Helvetica Neue" fo:font-size="23.25pt" fo:letter-spacing="normal" fo:font-style="normal" fo:font-weight="normal" officeooo:paragraph-rsid="0007251f"/>
    </style:style>
    <style:style style:name="P38" style:family="paragraph" style:parent-style-name="Heading_20_2">
      <style:paragraph-properties fo:margin-left="0in" fo:margin-right="0in" fo:margin-top="0in" fo:margin-bottom="0in" loext:contextual-spacing="false" style:line-height-at-least="0.4165in" fo:widows="1" fo:text-indent="0in" style:auto-text-indent="false" fo:padding="0in" fo:border="none"/>
      <style:text-properties fo:font-variant="normal" fo:text-transform="none" fo:color="#4d4d4d" style:font-name="Helvetica Neue" fo:font-size="23.25pt" fo:letter-spacing="normal" fo:font-style="normal" fo:font-weight="normal" officeooo:paragraph-rsid="0007251f"/>
    </style:style>
    <style:style style:name="T1" style:family="text">
      <style:text-properties officeooo:rsid="0070348c"/>
    </style:style>
    <style:style style:name="T2" style:family="text">
      <style:text-properties fo:font-variant="normal" fo:text-transform="none" fo:color="#4d4d4d" style:font-name="Helvetica Neue" fo:font-size="11.25pt" fo:letter-spacing="normal" fo:font-style="normal" fo:font-weight="normal"/>
    </style:style>
    <style:style style:name="T3" style:family="text">
      <style:text-properties fo:font-variant="normal" fo:text-transform="none" fo:color="#4d4d4d" style:font-name="Helvetica Neue" fo:font-size="11.25pt" fo:letter-spacing="normal" fo:font-style="normal" fo:font-weight="normal" loext:padding="0in" loext:border="none"/>
    </style:style>
    <style:style style:name="T4" style:family="text">
      <style:text-properties fo:font-variant="normal" fo:text-transform="none" fo:color="#4d4d4d" style:font-name="Helvetica Neue" fo:font-size="11.25pt" fo:letter-spacing="normal" fo:font-style="normal" fo:font-weight="normal" officeooo:rsid="0005cbda"/>
    </style:style>
    <style:style style:name="T5" style:family="text">
      <style:text-properties fo:font-variant="normal" fo:text-transform="none" fo:color="#4d4d4d" style:font-name="Helvetica Neue" fo:font-size="11.25pt" fo:letter-spacing="normal" fo:font-style="normal" fo:font-weight="bold" loext:padding="0in" loext:border="none"/>
    </style:style>
    <style:style style:name="T6" style:family="text">
      <style:text-properties fo:font-variant="normal" fo:text-transform="none" fo:color="#4d4d4d" style:font-name="inherit" fo:font-size="11.25pt" fo:letter-spacing="normal" fo:font-style="normal" fo:font-weight="bold" loext:padding="0in" loext:border="none"/>
    </style:style>
    <style:style style:name="T7" style:family="text">
      <style:text-properties fo:font-variant="normal" fo:text-transform="none" fo:color="#4d4d4d" style:font-name="inherit" fo:font-size="11.25pt" fo:letter-spacing="normal" fo:font-style="normal" fo:font-weight="bold" officeooo:rsid="0003cb96" loext:padding="0in" loext:border="none"/>
    </style:style>
    <style:style style:name="T8" style:family="text">
      <style:text-properties fo:font-variant="normal" fo:text-transform="none" fo:color="#4d4d4d" style:font-name="inherit" fo:font-size="11.25pt" fo:letter-spacing="normal" fo:font-style="normal" fo:font-weight="normal"/>
    </style:style>
    <style:style style:name="T9" style:family="text">
      <style:text-properties fo:font-variant="normal" fo:text-transform="none" fo:color="#4d4d4d" style:font-name="Source Code Pro" fo:font-size="9.75pt" fo:letter-spacing="normal" fo:font-style="normal" fo:font-weight="normal" loext:padding="0in" loext:border="none"/>
    </style:style>
    <style:style style:name="T10" style:family="text">
      <style:text-properties fo:font-variant="normal" fo:text-transform="none" fo:color="#4d4d4d" fo:letter-spacing="normal"/>
    </style:style>
    <style:style style:name="T11" style:family="text">
      <style:text-properties fo:font-variant="normal" fo:text-transform="none" fo:color="#4d4e53" style:font-name="Open Sans" fo:font-size="10.5pt" fo:letter-spacing="normal"/>
    </style:style>
    <style:style style:name="T12" style:family="text">
      <style:text-properties fo:font-variant="normal" fo:text-transform="none" fo:color="#4d4e53" style:font-name="Open Sans" fo:font-size="10.5pt" fo:letter-spacing="normal" fo:font-style="normal" fo:font-weight="normal"/>
    </style:style>
    <style:style style:name="T13" style:family="text">
      <style:text-properties fo:font-variant="normal" fo:text-transform="none" fo:color="#4d4e53" style:font-name="Open Sans" fo:font-size="10.5pt" fo:letter-spacing="normal" fo:font-style="normal" fo:font-weight="normal" officeooo:rsid="0070348c"/>
    </style:style>
    <style:style style:name="T14" style:family="text">
      <style:text-properties fo:font-variant="normal" fo:text-transform="none" fo:color="#4d4e53" style:font-name="Open Sans" fo:font-size="10.5pt" fo:letter-spacing="normal" officeooo:rsid="0070348c"/>
    </style:style>
    <style:style style:name="T15" style:family="text">
      <style:text-properties fo:font-variant="normal" fo:text-transform="none" fo:color="#4d4e53" style:font-name="Consolas" fo:font-size="10.5pt" fo:letter-spacing="normal" fo:font-style="normal" loext:padding="0in" loext:border="none"/>
    </style:style>
    <style:style style:name="T16" style:family="text">
      <style:text-properties fo:font-variant="normal" fo:text-transform="none" fo:color="#4d4e53" style:font-name="Consolas" fo:font-size="10.5pt" fo:letter-spacing="normal" fo:font-style="normal" fo:font-weight="normal" loext:padding="0in" loext:border="none"/>
    </style:style>
    <style:style style:name="T17" style:family="text">
      <style:text-properties fo:font-variant="normal" fo:text-transform="none" fo:color="#4d4e53" style:font-name="Consolas" fo:font-size="10.5pt" fo:letter-spacing="normal" loext:padding="0in" loext:border="none"/>
    </style:style>
    <style:style style:name="T18" style:family="text">
      <style:text-properties fo:font-variant="normal" fo:text-transform="none" fo:color="#4d4e53" fo:letter-spacing="normal"/>
    </style:style>
    <style:style style:name="T19" style:family="text">
      <style:text-properties fo:font-variant="normal" fo:text-transform="none" fo:color="#0095dd" style:text-line-through-style="none" style:text-line-through-type="none" style:font-name="Open Sans" fo:font-size="10.5pt" fo:letter-spacing="normal" fo:font-style="normal" style:text-underline-style="none" fo:font-weight="normal" style:text-blinking="false" loext:padding="0in" loext:border="none"/>
    </style:style>
    <style:style style:name="T20" style:family="text">
      <style:text-properties fo:font-variant="normal" fo:text-transform="none" fo:color="#0095dd" style:text-line-through-style="none" style:text-line-through-type="none" style:font-name="Open Sans" fo:font-size="10.5pt" fo:letter-spacing="normal" style:text-underline-style="none" style:text-blinking="false" loext:padding="0in" loext:border="none"/>
    </style:style>
    <style:style style:name="T21" style:family="text">
      <style:text-properties fo:font-variant="normal" fo:text-transform="none" fo:color="#5065d2" style:text-line-through-style="none" style:text-line-through-type="none" style:font-name="inherit" fo:font-size="11.25pt" fo:letter-spacing="normal" fo:font-style="normal" style:text-underline-style="none" fo:font-weight="normal" style:text-blinking="false" loext:padding="0in" loext:border="none"/>
    </style:style>
    <style:style style:name="T22" style:family="text">
      <style:text-properties fo:font-variant="normal" fo:text-transform="none" fo:color="#859900" style:font-name="inherit" fo:font-size="9.75pt" fo:letter-spacing="normal" fo:font-style="normal" fo:font-weight="normal" loext:padding="0in" loext:border="none"/>
    </style:style>
    <style:style style:name="T23" style:family="text">
      <style:text-properties fo:font-variant="normal" fo:text-transform="none" fo:color="#839496" style:font-name="Source Code Pro" fo:font-size="9.75pt" fo:letter-spacing="normal" fo:font-style="normal" fo:font-weight="normal" loext:padding="0in" loext:border="none"/>
    </style:style>
    <style:style style:name="T24" style:family="text">
      <style:text-properties fo:font-variant="normal" fo:text-transform="none" fo:color="#839496" fo:letter-spacing="normal" loext:padding="0in" loext:border="none"/>
    </style:style>
    <style:style style:name="T25" style:family="text">
      <style:text-properties fo:font-variant="normal" fo:text-transform="none" fo:color="#839496" style:font-name="inherit" fo:font-size="9.75pt" fo:letter-spacing="normal" fo:font-style="normal" fo:font-weight="normal" loext:padding="0in" loext:border="none"/>
    </style:style>
    <style:style style:name="T26" style:family="text">
      <style:text-properties fo:font-variant="normal" fo:text-transform="none" fo:color="#2aa198" style:font-name="inherit" fo:font-size="9.75pt" fo:letter-spacing="normal" fo:font-style="normal" fo:font-weight="normal" loext:padding="0in" loext:border="none"/>
    </style:style>
    <style:style style:name="T27" style:family="text">
      <style:text-properties fo:font-variant="normal" fo:text-transform="none" fo:color="#586e75" style:font-name="inherit" fo:font-size="9.75pt" fo:letter-spacing="normal" fo:font-style="normal" fo:font-weight="normal" loext:padding="0in" loext:border="none"/>
    </style:style>
    <style:style style:name="T28" style:family="text">
      <style:text-properties style:font-name="Source Code Pro" fo:font-size="9.75pt" loext:padding="0in" loext:border="none"/>
    </style:style>
    <style:style style:name="T29" style:family="text">
      <style:text-properties fo:color="#5065d2" style:text-line-through-style="none" style:text-line-through-type="none" style:text-underline-style="none" style:text-blinking="false" loext:padding="0in" loext:border="none"/>
    </style:style>
    <style:style style:name="T30" style:family="text">
      <style:text-properties fo:color="#5065d2" style:text-line-through-style="none" style:text-line-through-type="none" style:font-name="inherit" style:text-underline-style="none" style:text-blinking="false" loext:padding="0in" loext:border="none"/>
    </style:style>
    <style:style style:name="T31" style:family="text">
      <style:text-properties officeooo:rsid="0005c918"/>
    </style:style>
    <style:style style:name="T32" style:family="text">
      <style:text-properties officeooo:rsid="0005cbda"/>
    </style:style>
    <text:list-style style:name="L1">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reating your App </text:p>
      <text:p text:style-name="P5"><text:bookmark-start text:name="__DdeLink__2249_1622406977"/>1. Create your app</text:p>
      <text:p text:style-name="P5">Got to <text:a xlink:type="simple" xlink:href="https://developers.pinterest.com/apps/" text:style-name="Internet_20_link" text:visited-style-name="Visited_20_Internet_20_Link">https://developers.pinterest.com/apps/</text:a> and create an App (<text:span text:style-name="T1">T</text:span>o do this you will need a application name and a short description). <text:span text:style-name="T2">Be careful, you won’t be able to change the name of your app later.</text:span>Creating an app will generate an App ID for you, which you’ll need in the next few steps.</text:p>
      <text:p text:style-name="P1">Once you have created your id you can come back to this tutorial, however if you have your information on hand this same page can be used to fill in information about your application (like your app store id or other platform specific information<text:bookmark-end text:name="__DdeLink__2249_1622406977"/>.</text:p>
      <text:p text:style-name="P1">---------------------------</text:p>
      <text:p text:style-name="P30"><text:span text:style-name="T31">App </text:span>Configure</text:p>
      <text:p text:style-name="P32">You’ll need to add redirect URIs to use the SDK. </text:p>
      <text:p text:style-name="P32">A redirect URI is used so that the user may first login, and then be redirected after authentication.</text:p>
      <text:p text:style-name="P32">You can add redirect URIs in the Platform: Web section of your <text:a xlink:type="simple" xlink:href="https://developers.pinterest.com/apps/" text:style-name="Internet_20_link" text:visited-style-name="Visited_20_Internet_20_Link">app page</text:a>. </text:p>
      <text:p text:style-name="P32">Important: OAuth only accepts <text:span text:style-name="Source_20_Text">https </text:span>connections.</text:p>
      <text:p text:style-name="P32">Redirects are used as fallbacks if a browser doesn't support the <text:a xlink:type="simple" xlink:href="https://developer.mozilla.org/en-US/docs/Web/API/Window/postMessage" text:style-name="Internet_20_link" text:visited-style-name="Visited_20_Internet_20_Link"><text:span text:style-name="Source_20_Text">postMessage</text:span></text:a><text:a xlink:type="simple" xlink:href="https://developer.mozilla.org/en-US/docs/Web/API/Window/postMessage" text:style-name="Internet_20_link" text:visited-style-name="Visited_20_Internet_20_Link"> API</text:a>. Common non-compatible browsers include Chrome on iOS (or any app using UIWebView) and older browsers.</text:p>
      <text:p text:style-name="P36"><text:span text:style-name="T11">“The </text:span><text:span text:style-name="Source_20_Text"><text:span text:style-name="T17">window.postMessage</text:span></text:span><text:span text:style-name="T18"> </text:span><text:span text:style-name="T11">method safely enables cross-origin communication. Normally, scripts on different pages are allowed to access each other if and only if the pages that executed them are at locations with the same protocol (usually both </text:span><text:span text:style-name="Source_20_Text"><text:span text:style-name="T17">https</text:span></text:span><text:span text:style-name="T11">), port number (</text:span><text:span text:style-name="Source_20_Text"><text:span text:style-name="T17">443</text:span></text:span><text:span text:style-name="T11">being the default for </text:span><text:span text:style-name="Source_20_Text"><text:span text:style-name="T17">https</text:span></text:span><text:span text:style-name="T11">), and host (modulo </text:span><text:a xlink:type="simple" xlink:href="https://developer.mozilla.org/en-US/docs/DOM/document.domain" text:style-name="Internet_20_link" text:visited-style-name="Visited_20_Internet_20_Link"><text:span text:style-name="T20">document.domain</text:span></text:a><text:span text:style-name="T18"> </text:span><text:span text:style-name="T11">being set by both pages to the same value). </text:span><text:span text:style-name="Source_20_Text"><text:span text:style-name="T17">window.postMessage</text:span></text:span><text:span text:style-name="T18"> </text:span><text:span text:style-name="T11">provides a controlled mechanism to circumvent this restriction in a way which is secure when properly used. “ -</text:span><text:span text:style-name="T14">https://developer.mozilla.org/en-US/docs/Web/API/Window/postMessage</text:span></text:p>
      <text:p text:style-name="P29"/>
      <text:p text:style-name="P1">--</text:p>
      <text:p text:style-name="P6"><text:span text:style-name="T32">In terms of filling out information you'll need </text:span><text:span text:style-name="T2">to add a site URL and at least one redirect URI. You won’t be able to make requests unless the URI from your request matches a URI listed on your apps page. </text:span><text:span text:style-name="T4">Additionally you'll need </text:span><text:span text:style-name="T32">collaborators (you'll need at least one)</text:span></text:p>
      <text:p text:style-name="Text_20_body"><text:span text:style-name="T2">There are two types of collaborators: developers and testers. Developers can modify your app while testers can’t. Before your app is approved, only collaborators will be able to use your app. </text:span><text:span text:style-name="Strong_20_Emphasis"><text:span text:style-name="T5">Note:</text:span></text:span><text:span text:style-name="T10"> </text:span><text:span text:style-name="T2">You can only add someone as a collaborator if you are following each other on Pinterest.</text:span></text:p>
      <text:p text:style-name="P1">------------------------------------</text:p>
      <text:p text:style-name="P2"><text:span text:style-name="Strong_20_Emphasis"><text:span text:style-name="T7">Authorization and </text:span></text:span><text:span text:style-name="Strong_20_Emphasis"><text:span text:style-name="T6">Web app</text:span></text:span><text:span text:style-name="Strong_20_Emphasis"><text:span text:style-name="T7">s</text:span></text:span><text:span text:style-name="T2"><text:line-break/>If you’re using the JavaScript SDK or OAuth, you’ll need to add a site URL and at least one redirect URI. You won’t be able to make requests unless the URI from your request </text:span><text:soft-page-break/><text:span text:style-name="T2">matches a URI listed on your apps page.</text:span></text:p>
      <text:p text:style-name="P8"><text:span text:style-name="Strong_20_Emphasis"><text:span text:style-name="T3">While you’re building your app, you can add a limited number of collaborators to help you test your app. There are two types of collaborators: developers and testers. Developers can modify your app while testers can’t. Before your app is approved, only collaborators will be able to use your app. </text:span></text:span><text:span text:style-name="Strong_20_Emphasis"><text:span text:style-name="T6">Note:</text:span></text:span><text:span text:style-name="Strong_20_Emphasis"><text:span text:style-name="T3"> You can only add someone as a collaborator if you are following each other on Pinterest.</text:span></text:span></text:p>
      <text:p text:style-name="P11">Both developers and testers can use OAuth to log in to your app. You’ll need at least one collaborator to authorize your app before you can submit it for review.</text:p>
      <text:p text:style-name="P11"/>
      <text:p text:style-name="P11">Pinterest uses <text:a xlink:type="simple" xlink:href="http://oauth.net/documentation/" text:style-name="Internet_20_link" text:visited-style-name="Visited_20_Internet_20_Link"><text:span text:style-name="T30">OAuth 2.0</text:span></text:a> to authenticate requests between your app and your users. With OAuth, users can give you access to their Pinterest content without giving up their passwords. Here's how it works:</text:p>
      <text:list xml:id="list6036544733395111664" text:style-name="L1">
        <text:list-item>
          <text:p text:style-name="P33"><text:span text:style-name="Strong_20_Emphasis"><text:span text:style-name="T6">Get authorization from your user.</text:span></text:span><text:span text:style-name="T8"> Your app will redirect your user to Pinterest and ask for their permission to read or change their account.</text:span></text:p>
        </text:list-item>
        <text:list-item>
          <text:p text:style-name="P33"><text:span text:style-name="Strong_20_Emphasis"><text:span text:style-name="T6">Get an authorization code.</text:span></text:span><text:span text:style-name="T8"> If your user approves your request, you'll receive temporary credentials (known as an authorization code) for your user's Pinterest account.</text:span></text:p>
        </text:list-item>
        <text:list-item>
          <text:p text:style-name="P33"><text:span text:style-name="Strong_20_Emphasis"><text:span text:style-name="T6">Exchange for an access token.</text:span></text:span><text:span text:style-name="T8"> Your app will call the API to exchange the authorization code for an access token, which is a permanent credential (unless the user revokes your access). You'll use the access token to perform actions on Pinterest on your user's behalf.</text:span></text:p>
        </text:list-item>
      </text:list>
      <text:p text:style-name="P10">You’ll make requests using your app ID and app secret. These let us know that it’s actually you making the request. Since your app secret gives you access to your users' profiles, boards and Pins, treat it with care and don't share it publicly.</text:p>
      <text:p text:style-name="P10">All requests must be made over https. We will not redirect your requests from http to https.</text:p>
      <text:p text:style-name="P11"/>
      <text:p text:style-name="P5"><text:line-break/>-------------------------------------</text:p>
      <text:p text:style-name="P26">API <text:span text:style-name="T31">Requests</text:span></text:p>
      <text:p text:style-name="P25"><text:span text:style-name="T31">Pinterest </text:span>API calls are broken up into the three categories: users,boards, and pins.</text:p>
      <text:p text:style-name="P27">Each request has a permission scope</text:p>
      <text:p text:style-name="P25"/>
      <text:p text:style-name="P22">____________________________</text:p>
      <text:p text:style-name="P22"/>
      <text:p text:style-name="P34">Permission Scopes</text:p>
      <text:p text:style-name="P34">--------------------------------</text:p>
      <text:p text:style-name="P34">Requests</text:p>
      <text:p text:style-name="P34">rates</text:p>
      <text:p text:style-name="P34">limits</text:p>
      <text:p text:style-name="P34"><text:soft-page-break/>pagation</text:p>
      <text:p text:style-name="P20"/>
      <text:p text:style-name="P21">------------------------------------------------------------------------------------------------------------</text:p>
      <text:p text:style-name="P23">Javascript SDK</text:p>
      <text:p text:style-name="P7"><text:bookmark-start text:name="__DdeLink__2249_16224069772"/><text:bookmark text:name="1-create-your-app"/>1. Create your app</text:p>
      <text:p text:style-name="P7">Got to <text:a xlink:type="simple" xlink:href="https://developers.pinterest.com/apps/" text:style-name="Internet_20_link" text:visited-style-name="Visited_20_Internet_20_Link">https://developers.pinterest.com/apps/</text:a> and create an App (<text:span text:style-name="T1">T</text:span>o do this you will need a application name and a short description). <text:span text:style-name="T2">Be careful, you won’t be able to change the name of your app later.</text:span>Creating an app will generate an App ID for you, which you’ll need in the next few steps.</text:p>
      <text:p text:style-name="P3">Once you have created your id you can come back to this tutorial, however if you have your information on hand this same page can be used to fill in information about your application (like your app store id or other platform specific information.<text:bookmark-end text:name="__DdeLink__2249_16224069772"/></text:p>
      <text:p text:style-name="P3"><text:span text:style-name="Strong_20_Emphasis"><text:span text:style-name="T6">Web apps</text:span></text:span><text:span text:style-name="T2"><text:line-break/>If you’re using the JavaScript SDK or OAuth, you’ll need to add a site URL and at least one redirect URI. You won’t be able to make requests unless the URI from your request matches a URI listed on your apps page.</text:span></text:p>
      <text:p text:style-name="P9"><text:span text:style-name="Strong_20_Emphasis"><text:span text:style-name="T3">While you’re building your app, you can add a limited number of collaborators to help you test your app. There are two types of collaborators: developers and testers. Developers can modify your app while testers can’t. Before your app is approved, only collaborators will be able to use your app. </text:span></text:span><text:span text:style-name="Strong_20_Emphasis"><text:span text:style-name="T6">Note:</text:span></text:span><text:span text:style-name="Strong_20_Emphasis"><text:span text:style-name="T3"> You can only add someone as a collaborator if you are following each other on Pinterest.</text:span></text:span></text:p>
      <text:p text:style-name="P12">Both developers and testers can use OAuth to log in to your app. You’ll need at least one collaborator to authorize your app before you can submit it for review.</text:p>
      <text:p text:style-name="P7"><text:line-break/></text:p>
      <text:p text:style-name="P7"><text:bookmark text:name="2-configure-your-app"/>2. Configure your app</text:p>
      <text:p text:style-name="P7">You’ll need to add redirect URIs to use the SDK. </text:p>
      <text:p text:style-name="P7">A redirect URI is used so that the user may first login, and then be redirected after authentication.</text:p>
      <text:p text:style-name="P7">You can add redirect URIs in the Platform: Web section of your <text:a xlink:type="simple" xlink:href="https://developers.pinterest.com/apps/" text:style-name="Internet_20_link" text:visited-style-name="Visited_20_Internet_20_Link">app page</text:a>. </text:p>
      <text:p text:style-name="P7"/>
      <text:p text:style-name="P7">Important: OAuth only accepts <text:span text:style-name="Source_20_Text">https </text:span>connections.</text:p>
      <text:p text:style-name="P7">Redirects are used as fallbacks if a browser doesn't support the <text:a xlink:type="simple" xlink:href="https://developer.mozilla.org/en-US/docs/Web/API/Window/postMessage" text:style-name="Internet_20_link" text:visited-style-name="Visited_20_Internet_20_Link"><text:span text:style-name="Source_20_Text">postMessage</text:span></text:a><text:a xlink:type="simple" xlink:href="https://developer.mozilla.org/en-US/docs/Web/API/Window/postMessage" text:style-name="Internet_20_link" text:visited-style-name="Visited_20_Internet_20_Link"> API</text:a>. Common non-compatible browsers include Chrome on iOS (or any app using UIWebView) and older browsers.</text:p>
      <text:p text:style-name="P18"><text:span text:style-name="T12">“The </text:span><text:span text:style-name="Source_20_Text"><text:span text:style-name="T15">window.postMessage</text:span></text:span><text:span text:style-name="T18"> </text:span><text:span text:style-name="T12">method safely enables cross-origin communication. Normally, scripts on different pages are allowed to access each other if and only if the pages that executed them are at locations with the same protocol (usually both </text:span><text:span text:style-name="Source_20_Text"><text:span text:style-name="T16">https</text:span></text:span><text:span text:style-name="T12">), port number (</text:span><text:span text:style-name="Source_20_Text"><text:span text:style-name="T16">443</text:span></text:span><text:span text:style-name="T12">being the default for </text:span><text:span text:style-name="Source_20_Text"><text:span text:style-name="T16">https</text:span></text:span><text:span text:style-name="T12">), and host (modulo </text:span><text:a xlink:type="simple" xlink:href="https://developer.mozilla.org/en-US/docs/DOM/document.domain" text:style-name="Internet_20_link" text:visited-style-name="Visited_20_Internet_20_Link"><text:span text:style-name="T19">document.domain</text:span></text:a><text:span text:style-name="T18"> </text:span><text:span text:style-name="T12">being set by both pages </text:span><text:soft-page-break/><text:span text:style-name="T12">to the same value). </text:span><text:span text:style-name="Source_20_Text"><text:span text:style-name="T16">window.postMessage</text:span></text:span><text:span text:style-name="T18"> </text:span><text:span text:style-name="T12">provides a controlled mechanism to circumvent this restriction in a way which is secure when properly used. “ -</text:span><text:span text:style-name="T13">https://developer.mozilla.org/en-US/docs/Web/API/Window/postMessage</text:span></text:p>
      <text:p text:style-name="P35"/>
      <text:p text:style-name="P7"><text:bookmark text:name="3-set-up-the-sdk"/>3. Set up the SDK</text:p>
      <text:p text:style-name="P7">Just add the <text:a xlink:type="simple" xlink:href="https://assets.pinterest.com/sdk/sdk.js" text:style-name="Internet_20_link" text:visited-style-name="Visited_20_Internet_20_Link">Pinterest SDK JavaScript file</text:a> to your page to set up the SDK. </text:p>
      <text:p text:style-name="P3">Or use code snippet to load asynchronously</text:p>
      <text:h text:style-name="P37" text:outline-level="2"><text:bookmark text:name="making-requests"/>Making requests</text:h>
      <text:p text:style-name="P9"><text:span text:style-name="T2">Requests that are made without parameters will only contain the default fields. You can request more fields by specifying which fields you want in the parameter object. You can view all available fields in our </text:span><text:a xlink:type="simple" xlink:href="https://developers.pinterest.com/docs/api/users/" text:style-name="Internet_20_link" text:visited-style-name="Visited_20_Internet_20_Link"><text:span text:style-name="T21">user object</text:span></text:a><text:span text:style-name="T2">, </text:span><text:a xlink:type="simple" xlink:href="https://developers.pinterest.com/docs/api/boards/" text:style-name="Internet_20_link" text:visited-style-name="Visited_20_Internet_20_Link"><text:span text:style-name="T21">board object</text:span></text:a><text:span text:style-name="T2"> and </text:span><text:a xlink:type="simple" xlink:href="https://developers.pinterest.com/docs/api/pins/" text:style-name="Internet_20_link" text:visited-style-name="Visited_20_Internet_20_Link"><text:span text:style-name="T21">pin object</text:span></text:a><text:span text:style-name="T2"> articles.</text:span></text:p>
      <text:p text:style-name="P14"><text:span text:style-name="T2">In this example, the id, description, link and image of the Pin would be returned. If you put anything in</text:span><text:span text:style-name="Source_20_Text"><text:span text:style-name="T9">fields</text:span></text:span><text:span text:style-name="T2">, the default fields are overwritten and replaced only by the fields you specify.</text:span></text:p>
      <text:p text:style-name="P17"><text:span text:style-name="Source_20_Text"><text:span text:style-name="T22">var</text:span></text:span><text:span text:style-name="Source_20_Text"><text:span text:style-name="T23"> </text:span></text:span><text:span text:style-name="Source_20_Text"><text:span text:style-name="T22">params</text:span></text:span><text:span text:style-name="Source_20_Text"><text:span text:style-name="T23"> = {</text:span></text:span></text:p>
      <text:p text:style-name="P17"><text:span text:style-name="Source_20_Text"><text:span text:style-name="T24"><text:s text:c="2"/></text:span></text:span><text:span text:style-name="Source_20_Text"><text:span text:style-name="T23">fields: </text:span></text:span><text:span text:style-name="Source_20_Text"><text:span text:style-name="T26">'id,note,link,image'</text:span></text:span></text:p>
      <text:p text:style-name="P28"><text:span text:style-name="Source_20_Text"><text:span text:style-name="T23">};</text:span></text:span></text:p>
      <text:h text:style-name="P38" text:outline-level="2"><text:bookmark text:name="pagination"/>Pagination</text:h>
      <text:p text:style-name="P14"><text:span text:style-name="T2">The </text:span><text:a xlink:type="simple" xlink:href="https://developers.pinterest.com/docs/api/gettingstarted/#pagination" text:style-name="Internet_20_link" text:visited-style-name="Visited_20_Internet_20_Link"><text:span text:style-name="T21">number of results</text:span></text:a><text:span text:style-name="T2"> returned is the same as the general API. The SDK will let you know if there is more information by giving a </text:span><text:span text:style-name="Source_20_Text"><text:span text:style-name="T9">hasNext</text:span></text:span><text:span text:style-name="T2"> response. Use the </text:span><text:span text:style-name="Source_20_Text"><text:span text:style-name="T9">response.next()</text:span></text:span><text:span text:style-name="T2"> helper function to fetch the next page of results.</text:span></text:p>
      <text:p text:style-name="P17"><text:span text:style-name="Source_20_Text"><text:span text:style-name="T22">var</text:span></text:span><text:span text:style-name="Source_20_Text"><text:span text:style-name="T23"> pins = [];</text:span></text:span></text:p>
      <text:p text:style-name="P17"><text:span text:style-name="Source_20_Text"><text:span text:style-name="T23">PDK.request(</text:span></text:span><text:span text:style-name="Source_20_Text"><text:span text:style-name="T26">'/boards/&lt;board_id&gt;/pins/'</text:span></text:span><text:span text:style-name="Source_20_Text"><text:span text:style-name="T23">, </text:span></text:span><text:span text:style-name="Source_20_Text"><text:span text:style-name="T22">function</text:span></text:span><text:span text:style-name="Source_20_Text"><text:span text:style-name="T25"> (response) </text:span></text:span><text:span text:style-name="Source_20_Text"><text:span text:style-name="T23">{ </text:span></text:span><text:span text:style-name="Source_20_Text"><text:span text:style-name="T27">// Make sure to change the board_id</text:span></text:span></text:p>
      <text:p text:style-name="P17"><text:span text:style-name="Source_20_Text"><text:span text:style-name="T24"><text:s text:c="2"/></text:span></text:span><text:span text:style-name="Source_20_Text"><text:span text:style-name="T22">if</text:span></text:span><text:span text:style-name="Source_20_Text"><text:span text:style-name="T23"> (!response || response.error) {</text:span></text:span></text:p>
      <text:p text:style-name="P17"><text:span text:style-name="Source_20_Text"><text:span text:style-name="T24"><text:s text:c="4"/></text:span></text:span><text:span text:style-name="Source_20_Text"><text:span text:style-name="T23">alert(</text:span></text:span><text:span text:style-name="Source_20_Text"><text:span text:style-name="T26">'Error occurred'</text:span></text:span><text:span text:style-name="Source_20_Text"><text:span text:style-name="T23">);</text:span></text:span></text:p>
      <text:p text:style-name="P17"><text:span text:style-name="Source_20_Text"><text:span text:style-name="T24"><text:s text:c="2"/></text:span></text:span><text:span text:style-name="Source_20_Text"><text:span text:style-name="T23">} </text:span></text:span><text:span text:style-name="Source_20_Text"><text:span text:style-name="T22">else</text:span></text:span><text:span text:style-name="Source_20_Text"><text:span text:style-name="T23"> {</text:span></text:span></text:p>
      <text:p text:style-name="P28"><text:span text:style-name="Source_20_Text"><text:span text:style-name="T24"><text:s text:c="4"/></text:span></text:span><text:span text:style-name="Source_20_Text"><text:span text:style-name="T23">pins = pins.concat(response.data);</text:span></text:span></text:p>
      <text:p text:style-name="P17"><text:span text:style-name="Source_20_Text"><text:span text:style-name="T24"><text:s text:c="4"/></text:span></text:span><text:span text:style-name="Source_20_Text"><text:span text:style-name="T22">if</text:span></text:span><text:span text:style-name="Source_20_Text"><text:span text:style-name="T23"> (response.hasNext) {</text:span></text:span></text:p>
      <text:p text:style-name="P17"><text:span text:style-name="Source_20_Text"><text:span text:style-name="T24"><text:s text:c="6"/></text:span></text:span><text:span text:style-name="Source_20_Text"><text:span text:style-name="T23">response.next(); </text:span></text:span><text:span text:style-name="Source_20_Text"><text:span text:style-name="T27">// this will recursively go to this same callback</text:span></text:span></text:p>
      <text:p text:style-name="P28"><text:span text:style-name="Source_20_Text"><text:span text:style-name="T24"><text:s text:c="4"/></text:span></text:span><text:span text:style-name="Source_20_Text"><text:span text:style-name="T23">}</text:span></text:span></text:p>
      <text:p text:style-name="P28"><text:span text:style-name="Source_20_Text"><text:span text:style-name="T24"><text:s text:c="2"/></text:span></text:span><text:span text:style-name="Source_20_Text"><text:span text:style-name="T23">}</text:span></text:span></text:p>
      <text:p text:style-name="P28"><text:span text:style-name="Source_20_Text"><text:span text:style-name="T23">});</text:span></text:span></text:p>
      <text:h text:style-name="P38" text:outline-level="2"><text:bookmark text:name="convenience-methods"/>Convenience methods</text:h>
      <text:p text:style-name="P12">There are two categories of methods in the SDK, authentication and users, boards, and Pins.</text:p>
      <text:p text:style-name="P13">Authentication handles logging in a out and of each session as well as getting and setting sessions.</text:p>
      <text:p text:style-name="P13">Users boards and pins are requested using the .me (users), .pin(does the pinning action)</text:p>
      <text:p text:style-name="P16">You can use <text:span text:style-name="Source_20_Text"><text:span text:style-name="T28">PDK.request</text:span></text:span> for all API endpoints not covered by other convenience <text:soft-page-break/>methods. See <text:a xlink:type="simple" xlink:href="https://developers.pinterest.com/docs/api/users/" text:style-name="Internet_20_link" text:visited-style-name="Visited_20_Internet_20_Link"><text:span text:style-name="T29">users</text:span></text:a>, <text:a xlink:type="simple" xlink:href="https://developers.pinterest.com/docs/api/boards/" text:style-name="Internet_20_link" text:visited-style-name="Visited_20_Internet_20_Link"><text:span text:style-name="T29">boards</text:span></text:a> and<text:a xlink:type="simple" xlink:href="https://developers.pinterest.com/docs/api/pins/" text:style-name="Internet_20_link" text:visited-style-name="Visited_20_Internet_20_Link"><text:span text:style-name="T29">Pins</text:span></text:a> for a list of all available endpoints.</text:p>
      <text:p text:style-name="P15"><text:span text:style-name="T2">All </text:span><text:span text:style-name="Source_20_Text"><text:span text:style-name="T9">PDK.request</text:span></text:span><text:span text:style-name="T2"> calls require an authenticated user</text:span></text:p>
      <text:p text:style-name="P13"/>
      <text:p text:style-name="P4">ONID22**flott</text:p>
      <text:p text:style-name="P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Courier, monospace"/>
    <style:font-face style:name="Helvetica Neue" svg:font-family="'Helvetica Neue', Helvetica, Arial"/>
    <style:font-face style:name="Open Sans" svg:font-family="'Open Sans', Arial, sans-serif"/>
    <style:font-face style:name="Source Code Pro" svg:font-family="'Source Code Pro', monospace"/>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5T16:55:06.867315140</meta:creation-date>
    <dc:date>2016-02-28T12:02:25.732972769</dc:date>
    <meta:editing-duration>P1DT6H11M2S</meta:editing-duration>
    <meta:editing-cycles>3</meta:editing-cycles>
    <meta:generator>LibreOffice/5.0.4.2$Linux_X86_64 LibreOffice_project/00m0$Build-2</meta:generator>
    <meta:document-statistic meta:table-count="0" meta:image-count="0" meta:object-count="0" meta:page-count="5" meta:paragraph-count="82" meta:word-count="1399" meta:character-count="8676" meta:non-whitespace-character-count="7323"/>
  </office:meta>
</office:document-meta>
</file>